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ice</text:p>
          </table:table-cell>
          <table:table-cell table:style-name="ce1"/>
        </table:table-row>
        <table:table-row table:style-name="ro1">
          <table:table-cell office:value-type="string" calcext:value-type="string">
            <text:p>Abig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an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. Put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s. <text:s/>Putn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23:23:41.032190517</meta:creation-date>
    <dc:date>2023-02-16T15:36:53.167157734</dc:date>
    <meta:editing-duration>PT21M30S</meta:editing-duration>
    <meta:editing-cycles>5</meta:editing-cycles>
    <meta:generator>LibreOffice/7.5.0.3$Linux_X86_64 LibreOffice_project/50$Build-3</meta:generator>
    <meta:document-statistic meta:table-count="1" meta:cell-count="9" meta:object-count="0"/>
  </office:meta>
</office:document-meta>
</file>